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layer</text:span><text:span text:style-name="T2"/></text:p>
      <text:p text:style-name="P1"><text:span text:style-name="T2">-Speed</text:span></text:p>
      <text:p text:style-name="P1"><text:span text:style-name="T2">-Jump Force</text:span></text:p>
      <text:p text:style-name="P1"><text:span text:style-name="T3">-</text:span><text:span text:style-name="T4">Lives</text:span></text:p>
      <text:p text:style-name="P1"><text:span text:style-name="T4">-Weapon</text:span><text:span text:style-name="T5"/></text:p>
      <text:p text:style-name="P1"><text:span text:style-name="T5">-OnCollisionEnter()</text:span></text:p>
      <text:p text:style-name="P1"><text:span text:style-name="T5"><text:s text:c="2"/>-OnBulletClashed - event</text:span></text:p>
      <text:p text:style-name="P1"><text:span text:style-name="T5">-OnTriggerEnter()</text:span></text:p>
      <text:p text:style-name="P1"><text:span text:style-name="T5"><text:s text:c="3"/>-OnItemCollect - event</text:span></text:p>
      <text:p text:style-name="P1"><text:span text:style-name="T6">Weapon</text:span></text:p>
      <text:p text:style-name="P1"><text:span text:style-name="T7">-WeaponType</text:span></text:p>
      <text:p text:style-name="P1"><text:span text:style-name="T7">-float FireRate</text:span></text:p>
      <text:p text:style-name="P1"><text:span text:style-name="T8">enum WeaponType</text:span><text:span text:style-name="T9"/></text:p>
      <text:p text:style-name="P1"><text:span text:style-name="T9">{ Gun, Rifle, SpreadGun }</text:span></text:p>
      <text:p text:style-name="P1"><text:span text:style-name="T10">Bullet</text:span><text:span text:style-name="T11"/></text:p>
      <text:p text:style-name="P1"><text:span text:style-name="T11">-Damag</text:span></text:p>
      <text:p text:style-name="P1"><text:span text:style-name="T11">-BulletSpeed</text:span></text:p>
      <text:p text:style-name="P1"><text:span text:style-name="T12">Enemy</text:span></text:p>
      <text:p text:style-name="P1"><text:span text:style-name="T12">enum EnemyType</text:span></text:p>
      <text:p text:style-name="P1"><text:span text:style-name="T12">{<text:s/></text:span><text:span text:style-name="T13">RuningSoldier, Sniper, FlyingEnemy<text:s/></text:span><text:span text:style-name="T14">}</text:span></text:p>
      <text:p text:style-name="P1"><text:span text:style-name="T14">enum EnemyByMotion</text:span></text:p>
      <text:p text:style-name="P1"><text:span text:style-name="T14">{<text:s/></text:span><text:span text:style-name="T15">Static, Motion, Dynamic<text:s/></text:span><text:span text:style-name="T16">}</text:span><text:span text:style-name="T17"/></text:p>
      <text:p text:style-name="P1"><text:span text:style-name="T18">enum BonusType</text:span></text:p>
      <text:p text:style-name="P1"><text:span text:style-name="T18">{<text:s/></text:span><text:span text:style-name="T19">Weapon, Shield, Medkit<text:s/></text:span><text:span text:style-name="T20">}</text:span></text:p>
      <text:p text:style-name="P1"><text:span text:style-name="T20">Bonus</text:span></text:p>
      <text:p text:style-name="P1"><text:span text:style-name="T21">-BonusType</text:span></text:p>
      <text:p text:style-name="P1"><text:span text:style-name="T22">ScoreManager</text:span><text:span text:style-name="T23"/></text:p>
      <text:p text:style-name="P1"><text:span text:style-name="T23">-Score Point</text:span></text:p>
      <text:p text:style-name="P1"><text:span text:style-name="T23">-AddPoint</text:span></text:p>
      <text:p text:style-name="P1"><text:span text:style-name="T24">LevelController</text:span></text:p>
      <text:p text:style-name="P1"><text:span text:style-name="T25">-Check Level Complitation</text:span></text:p>
      <text:p text:style-name="P1"><text:span text:style-name="T25">-Game Over event</text:span></text:p>
      <text:p text:style-name="P1"><text:span text:style-name="T25">-Level Complete event</text:span></text:p>
      <text:p text:style-name="P1"><text:span text:style-name="T25">-OnPlayerBonusGathered</text:span></text:p>
      <text:p text:style-name="P1"><text:span text:style-name="T26">GameManager</text:span></text:p>
      <text:p text:style-name="P1"><text:span text:style-name="T27">-ScoreManger</text:span></text:p>
      <text:p text:style-name="P1"><text:span text:style-name="T27">-LevelController</text:span></text:p>
      <text:p text:style-name="P1"><text:span text:style-name="T27"><text:s text:c="3"/>-OnGameOverEventHandler()</text:span></text:p>
      <text:p text:style-name="P1"><text:span text:style-name="T27"><text:s text:c="3"/>-OnLevelCompleteEventHandler()</text:span></text:p>
      <text:p text:style-name="P1"><text:span text:style-name="T27">-PauseMenu Enter/Exit</text:span><text:span text:style-name="T28"/></text:p>
      <text:p text:style-name="P1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